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081037" officeooo:paragraph-rsid="00081037"/>
    </style:style>
    <style:style style:name="P3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a93db" officeooo:paragraph-rsid="000a93d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a93db" officeooo:paragraph-rsid="000a93db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officeooo:paragraph-rsid="000a93db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officeooo:paragraph-rsid="000c87f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rsid="000a93db" officeooo:paragraph-rsid="000a93db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rsid="000c87fd" officeooo:paragraph-rsid="000c87fd"/>
    </style:style>
    <style:style style:name="P10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a93db" officeooo:paragraph-rsid="000a93d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eb9ce" officeooo:paragraph-rsid="000eb9c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0805a" officeooo:paragraph-rsid="0010805a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mes New Roman" style:text-underline-style="none" fo:font-weight="normal" officeooo:rsid="0010805a" officeooo:paragraph-rsid="0010805a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 New Roman" style:text-underline-style="none" fo:font-weight="normal" officeooo:rsid="001259c9" officeooo:paragraph-rsid="001259c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a93db" officeooo:paragraph-rsid="000a93db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officeooo:rsid="000eb9ce" officeooo:paragraph-rsid="000eb9c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87fd"/>
    </style:style>
    <style:style style:name="T4" style:family="text">
      <style:text-properties officeooo:rsid="000eb9ce"/>
    </style:style>
    <style:style style:name="T5" style:family="text">
      <style:text-properties officeooo:rsid="0010805a"/>
    </style:style>
    <style:style style:name="T6" style:family="text">
      <style:text-properties officeooo:rsid="001259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ustin Brummett</text:p>
      <text:p text:style-name="P2">Project 7 CS375</text:p>
      <text:p text:style-name="P2">Due: November 20, 2018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Algorithm:</text:p>
      <text:p text:style-name="P4"><text:tab/><text:span text:style-name="T5">My algorithm focuses on a few things:</text:span></text:p>
      <text:list xml:id="list8690476584339219876" text:style-name="L1">
        <text:list-item>
          <text:p text:style-name="P13">Setting a maximum number of threads if N is greater than 10</text:p>
          <text:list>
            <text:list-item>
              <text:p text:style-name="P13">10 is max. number of threads</text:p>
              <text:list>
                <text:list-item>
                  <text:p text:style-name="P14">performance dropped off after 10</text:p>
                </text:list-item>
              </text:list>
            </text:list-item>
            <text:list-item>
              <text:p text:style-name="P13">Otherwise number of threads == N</text:p>
            </text:list-item>
          </text:list>
        </text:list-item>
        <text:list-item>
          <text:p text:style-name="P13">A counter variable called step is set globally</text:p>
          <text:list>
            <text:list-item>
              <text:p text:style-name="P13">in my thread function</text:p>
              <text:list>
                <text:list-item>
                  <text:p text:style-name="P13"><text:span text:style-name="T6">thread </text:span>counter c = step++</text:p>
                  <text:list>
                    <text:list-item>
                      <text:p text:style-name="P14">c tracks which thread is doing the process</text:p>
                    </text:list-item>
                    <text:list-item>
                      <text:p text:style-name="P14">the statement i=c*N/numThreads </text:p>
                      <text:list>
                        <text:list-item>
                          <text:p text:style-name="P14">tells which portions of the array each thread should take care of</text:p>
                        </text:list-item>
                        <text:list-item>
                          <text:p text:style-name="P14">sums everything into the sum variable and then puts it in the correct position in the arra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3">Results:</text:p>
      <text:p text:style-name="P4">Single Threaded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Trial <text:span text:style-name="T2">\</text:span><text:span text:style-name="T1"> N value</text:span></text:p>
          </table:table-cell>
          <table:table-cell table:style-name="Table1.A1" office:value-type="string">
            <text:p text:style-name="P8">10</text:p>
          </table:table-cell>
          <table:table-cell table:style-name="Table1.A1" office:value-type="string">
            <text:p text:style-name="P8">100</text:p>
          </table:table-cell>
          <table:table-cell table:style-name="Table1.D1" office:value-type="string">
            <text:p text:style-name="P8">1000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5">.<text:span text:style-name="T3">004</text:span></text:p>
          </table:table-cell>
          <table:table-cell table:style-name="Table1.A2" office:value-type="string">
            <text:p text:style-name="P5">.<text:span text:style-name="T3">013</text:span></text:p>
          </table:table-cell>
          <table:table-cell table:style-name="Table1.D2" office:value-type="string">
            <text:p text:style-name="P9">5.518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5">.<text:span text:style-name="T3">004</text:span></text:p>
          </table:table-cell>
          <table:table-cell table:style-name="Table1.A2" office:value-type="string">
            <text:p text:style-name="P7">.<text:span text:style-name="T3">013</text:span></text:p>
          </table:table-cell>
          <table:table-cell table:style-name="Table1.D2" office:value-type="string">
            <text:p text:style-name="P9">5.871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5">.<text:span text:style-name="T3">004</text:span></text:p>
          </table:table-cell>
          <table:table-cell table:style-name="Table1.A2" office:value-type="string">
            <text:p text:style-name="P7">.<text:span text:style-name="T3">013</text:span></text:p>
          </table:table-cell>
          <table:table-cell table:style-name="Table1.D2" office:value-type="string">
            <text:p text:style-name="P9">5.533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5">.<text:span text:style-name="T3">004</text:span></text:p>
          </table:table-cell>
          <table:table-cell table:style-name="Table1.A2" office:value-type="string">
            <text:p text:style-name="P7">.<text:span text:style-name="T3">013</text:span></text:p>
          </table:table-cell>
          <table:table-cell table:style-name="Table1.D2" office:value-type="string">
            <text:p text:style-name="P9">5.558</text:p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5">.<text:span text:style-name="T3">004</text:span></text:p>
          </table:table-cell>
          <table:table-cell table:style-name="Table1.A2" office:value-type="string">
            <text:p text:style-name="P7">.<text:span text:style-name="T3">013</text:span></text:p>
          </table:table-cell>
          <table:table-cell table:style-name="Table1.D2" office:value-type="string">
            <text:p text:style-name="P9">5.823</text:p>
          </table:table-cell>
        </table:table-row>
        <table:table-row>
          <table:table-cell table:style-name="Table1.A2" office:value-type="string">
            <text:p text:style-name="P8">Avg Time<text:span text:style-name="T4">(s)</text:span></text:p>
          </table:table-cell>
          <table:table-cell table:style-name="Table1.A2" office:value-type="string">
            <text:p text:style-name="P5">.<text:span text:style-name="T3">004</text:span></text:p>
          </table:table-cell>
          <table:table-cell table:style-name="Table1.A2" office:value-type="string">
            <text:p text:style-name="P7">.<text:span text:style-name="T3">013</text:span></text:p>
          </table:table-cell>
          <table:table-cell table:style-name="Table1.D2" office:value-type="string">
            <text:p text:style-name="P16">5.6606</text:p>
          </table:table-cell>
        </table:table-row>
      </table:table>
      <text:p text:style-name="P4"/>
      <text:p text:style-name="P4">Multi-Threaded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8">Trial <text:span text:style-name="T2">\</text:span><text:span text:style-name="T1"> N value</text:span></text:p>
          </table:table-cell>
          <table:table-cell table:style-name="Table2.A1" office:value-type="string">
            <text:p text:style-name="P8">10</text:p>
          </table:table-cell>
          <table:table-cell table:style-name="Table2.A1" office:value-type="string">
            <text:p text:style-name="P8">100</text:p>
          </table:table-cell>
          <table:table-cell table:style-name="Table2.D1" office:value-type="string">
            <text:p text:style-name="P8">1000</text:p>
          </table:table-cell>
        </table:table-row>
        <table:table-row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6">.<text:span text:style-name="T3">005</text:span></text:p>
          </table:table-cell>
          <table:table-cell table:style-name="Table2.A2" office:value-type="string">
            <text:p text:style-name="P6">.<text:span text:style-name="T3">007</text:span></text:p>
          </table:table-cell>
          <table:table-cell table:style-name="Table2.D2" office:value-type="string">
            <text:p text:style-name="P8">1.<text:span text:style-name="T3">196</text:span></text:p>
          </table:table-cell>
        </table:table-row>
        <table:table-row>
          <table:table-cell table:style-name="Table2.A2" office:value-type="string">
            <text:p text:style-name="P8">2</text:p>
          </table:table-cell>
          <table:table-cell table:style-name="Table2.A2" office:value-type="string">
            <text:p text:style-name="P6">.<text:span text:style-name="T3">005</text:span></text:p>
          </table:table-cell>
          <table:table-cell table:style-name="Table2.A2" office:value-type="string">
            <text:p text:style-name="P6">.<text:span text:style-name="T3">007</text:span></text:p>
          </table:table-cell>
          <table:table-cell table:style-name="Table2.D2" office:value-type="string">
            <text:p text:style-name="P8">1.<text:span text:style-name="T3">212</text:span></text:p>
          </table:table-cell>
        </table:table-row>
        <table:table-row>
          <table:table-cell table:style-name="Table2.A2" office:value-type="string">
            <text:p text:style-name="P8">3</text:p>
          </table:table-cell>
          <table:table-cell table:style-name="Table2.A2" office:value-type="string">
            <text:p text:style-name="P6">.<text:span text:style-name="T3">005</text:span></text:p>
          </table:table-cell>
          <table:table-cell table:style-name="Table2.A2" office:value-type="string">
            <text:p text:style-name="P6">.<text:span text:style-name="T3">006</text:span></text:p>
          </table:table-cell>
          <table:table-cell table:style-name="Table2.D2" office:value-type="string">
            <text:p text:style-name="P8">1.223</text:p>
          </table:table-cell>
        </table:table-row>
        <table:table-row>
          <table:table-cell table:style-name="Table2.A2" office:value-type="string">
            <text:p text:style-name="P8">4</text:p>
          </table:table-cell>
          <table:table-cell table:style-name="Table2.A2" office:value-type="string">
            <text:p text:style-name="P6">.<text:span text:style-name="T3">005</text:span></text:p>
          </table:table-cell>
          <table:table-cell table:style-name="Table2.A2" office:value-type="string">
            <text:p text:style-name="P8">.<text:span text:style-name="T3">007</text:span></text:p>
          </table:table-cell>
          <table:table-cell table:style-name="Table2.D2" office:value-type="string">
            <text:p text:style-name="P8">1.<text:span text:style-name="T3">208</text:span></text:p>
          </table:table-cell>
        </table:table-row>
        <table:table-row>
          <table:table-cell table:style-name="Table2.A2" office:value-type="string">
            <text:p text:style-name="P8">5</text:p>
          </table:table-cell>
          <table:table-cell table:style-name="Table2.A2" office:value-type="string">
            <text:p text:style-name="P6">.<text:span text:style-name="T3">005</text:span></text:p>
          </table:table-cell>
          <table:table-cell table:style-name="Table2.A2" office:value-type="string">
            <text:p text:style-name="P6">.<text:span text:style-name="T3">008</text:span></text:p>
          </table:table-cell>
          <table:table-cell table:style-name="Table2.D2" office:value-type="string">
            <text:p text:style-name="P8">1.221</text:p>
          </table:table-cell>
        </table:table-row>
        <table:table-row>
          <table:table-cell table:style-name="Table2.A2" office:value-type="string">
            <text:p text:style-name="P8">Avg Time<text:span text:style-name="T3">(s)</text:span></text:p>
          </table:table-cell>
          <table:table-cell table:style-name="Table2.A2" office:value-type="string">
            <text:p text:style-name="P6">.<text:span text:style-name="T3">005</text:span></text:p>
          </table:table-cell>
          <table:table-cell table:style-name="Table2.A2" office:value-type="string">
            <text:p text:style-name="P6">.<text:span text:style-name="T4">007</text:span></text:p>
          </table:table-cell>
          <table:table-cell table:style-name="Table2.D2" office:value-type="string">
            <text:p text:style-name="P16">1.212</text:p>
          </table:table-cell>
        </table:table-row>
      </table:table>
      <text:p text:style-name="P4"/>
      <text:p text:style-name="P3">Results Discussion:</text:p>
      <text:p text:style-name="P4"/>
      <text:p text:style-name="P11">Based on my results and testing, single threaded processes were more efficient when N is less than 50, but as N increased above that the multi-threaded <text:span text:style-name="T5">started to outperform the single threaded multiplication.</text:span></text:p>
      <text:p text:style-name="P12">For N = 10:</text:p>
      <text:p text:style-name="P12"><text:tab/>Single threading was 1.25x faster </text:p>
      <text:p text:style-name="P12">For N = 100:</text:p>
      <text:p text:style-name="P12"><text:soft-page-break/><text:tab/>Multi-Threaded is 1.86x faster</text:p>
      <text:p text:style-name="P12">For N = 1000:</text:p>
      <text:p text:style-name="P12"><text:tab/>Multi-Threaded is 4.67x faster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0:38:24.511128857</meta:creation-date>
    <dc:date>2018-11-09T10:24:00.787247005</dc:date>
    <meta:editing-duration>PT1H41M12S</meta:editing-duration>
    <meta:editing-cycles>4</meta:editing-cycles>
    <meta:generator>LibreOffice/5.1.6.2$Linux_X86_64 LibreOffice_project/10m0$Build-2</meta:generator>
    <meta:document-statistic meta:table-count="2" meta:image-count="0" meta:object-count="0" meta:page-count="3" meta:paragraph-count="83" meta:word-count="242" meta:character-count="1218" meta:non-whitespace-character-count="1064"/>
  </office:meta>
</office:document-meta>
</file>